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56EA0DA87D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15.5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0.256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36cm, 6.759cm, 5.318cm, 6.619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pr1" style:family="presentation" style:parent-style-name="Padrã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color="#ffffff" loext:opacity="100%" fo:font-size="60pt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ffffff" loext:opacity="100%" fo:font-size="32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ffff" loext:opacity="100%" fo:font-size="60pt" fo:font-weight="bold" style:font-weight-asian="bold" style:font-weight-complex="bold"/>
    </style:style>
    <style:style style:name="T2" style:family="text">
      <style:text-properties fo:color="#ffffff" loext:opacity="100%" fo:font-size="80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color="#ffffff" loext:opacity="100%" fo:font-size="32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5cm" svg:height="10.506cm" svg:x="13.5cm" svg:y="1.5cm">
          <draw:text-box>
            <text:p><text:span text:style-name="T1">BOBBY IS </text:span><text:span text:style-name="T2">STILL</text:span><text:span text:style-name="T1"> GOING HOME !!!</text:span></text:p>
          </draw:text-box>
        </draw:frame>
        <draw:frame draw:style-name="gr3" draw:text-style-name="P3" draw:layer="layout" svg:width="22.053cm" svg:height="1.783cm" svg:x="3.447cm" svg:y="13cm">
          <draw:text-box>
            <text:p><text:span text:style-name="T3">PUSH SPACE OR TRIGGER TO START</text:span></text:p>
          </draw:text-box>
        </draw:frame>
        <draw:frame draw:style-name="gr4" draw:text-style-name="P4" draw:layer="layout" svg:width="11.55cm" svg:height="10.5cm" svg:x="1.45cm" svg:y="1.5cm">
          <draw:image xlink:href="Pictures/10000000000005140000056EA0DA87D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2-16T15:19:54.501540084</meta:creation-date>
    <dc:date>2025-02-16T22:23:51.953592718</dc:date>
    <meta:editing-duration>PT1M18S</meta:editing-duration>
    <meta:editing-cycles>2</meta:editing-cycles>
    <meta:generator>LibreOffice/25.2.0.3$Linux_X86_64 LibreOffice_project/e1cf4a87eb02d755bce1a01209907ea5ddc8f069</meta:generator>
    <meta:document-statistic meta:object-count="27"/>
  </office:meta>
</office:document-meta>
</file>